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86a" officeooo:paragraph-rsid="0015386a"/>
    </style:style>
    <style:style style:name="P2" style:family="paragraph" style:parent-style-name="Standard">
      <style:text-properties officeooo:rsid="0016de50" officeooo:paragraph-rsid="0016de50"/>
    </style:style>
    <style:style style:name="P3" style:family="paragraph" style:parent-style-name="Standard">
      <style:text-properties officeooo:rsid="0017edf4" officeooo:paragraph-rsid="0017edf4"/>
    </style:style>
    <style:style style:name="P4" style:family="paragraph" style:parent-style-name="Standard">
      <style:text-properties officeooo:rsid="001cfc98" officeooo:paragraph-rsid="001cfc98"/>
    </style:style>
    <style:style style:name="P5" style:family="paragraph" style:parent-style-name="Standard">
      <style:text-properties officeooo:rsid="001cfc98" officeooo:paragraph-rsid="00205dc4"/>
    </style:style>
    <style:style style:name="P6" style:family="paragraph" style:parent-style-name="Standard">
      <style:text-properties officeooo:rsid="001d2118" officeooo:paragraph-rsid="001d2118"/>
    </style:style>
    <style:style style:name="P7" style:family="paragraph" style:parent-style-name="Standard">
      <style:text-properties officeooo:paragraph-rsid="001d2118"/>
    </style:style>
    <style:style style:name="P8" style:family="paragraph" style:parent-style-name="Standard">
      <style:text-properties officeooo:rsid="0024a6b5" officeooo:paragraph-rsid="0024a6b5"/>
    </style:style>
    <style:style style:name="P9" style:family="paragraph" style:parent-style-name="Standard">
      <style:text-properties officeooo:rsid="0027ce6f" officeooo:paragraph-rsid="0027ce6f"/>
    </style:style>
    <style:style style:name="P10" style:family="paragraph" style:parent-style-name="Standard">
      <style:text-properties officeooo:paragraph-rsid="0027ce6f"/>
    </style:style>
    <style:style style:name="P11" style:family="paragraph" style:parent-style-name="Standard">
      <style:text-properties officeooo:rsid="0029f271" officeooo:paragraph-rsid="0029f271"/>
    </style:style>
    <style:style style:name="P12" style:family="paragraph" style:parent-style-name="Standard">
      <style:text-properties officeooo:rsid="0029f271" officeooo:paragraph-rsid="002df961"/>
    </style:style>
    <style:style style:name="P13" style:family="paragraph" style:parent-style-name="Standard">
      <style:text-properties officeooo:paragraph-rsid="002df961"/>
    </style:style>
    <style:style style:name="P14" style:family="paragraph" style:parent-style-name="Standard">
      <style:text-properties officeooo:rsid="002df961" officeooo:paragraph-rsid="002df961"/>
    </style:style>
    <style:style style:name="P15" style:family="paragraph" style:parent-style-name="Standard">
      <style:text-properties officeooo:rsid="0035b758" officeooo:paragraph-rsid="0035b758"/>
    </style:style>
    <style:style style:name="P16" style:family="paragraph" style:parent-style-name="Standard">
      <style:text-properties officeooo:rsid="0037b4d3" officeooo:paragraph-rsid="0037b4d3"/>
    </style:style>
    <style:style style:name="P17" style:family="paragraph" style:parent-style-name="Standard">
      <style:text-properties officeooo:rsid="0037b4d3" officeooo:paragraph-rsid="0037b698"/>
    </style:style>
    <style:style style:name="P18" style:family="paragraph" style:parent-style-name="Standard">
      <style:text-properties officeooo:paragraph-rsid="0037b4d3"/>
    </style:style>
    <style:style style:name="P19" style:family="paragraph" style:parent-style-name="Standard">
      <style:text-properties officeooo:rsid="0037b698" officeooo:paragraph-rsid="0037b698"/>
    </style:style>
    <style:style style:name="P20" style:family="paragraph" style:parent-style-name="Standard">
      <style:text-properties officeooo:rsid="003c54c2" officeooo:paragraph-rsid="003c54c2"/>
    </style:style>
    <style:style style:name="P21" style:family="paragraph" style:parent-style-name="Standard">
      <style:text-properties officeooo:rsid="003c54c2" officeooo:paragraph-rsid="003c66cf"/>
    </style:style>
    <style:style style:name="P22" style:family="paragraph" style:parent-style-name="Standard">
      <style:text-properties officeooo:paragraph-rsid="003c66cf"/>
    </style:style>
    <style:style style:name="P23" style:family="paragraph" style:parent-style-name="Standard">
      <style:text-properties officeooo:rsid="003df216" officeooo:paragraph-rsid="003df216"/>
    </style:style>
    <style:style style:name="P24" style:family="paragraph" style:parent-style-name="Standard">
      <style:text-properties officeooo:rsid="0037b4d3" officeooo:paragraph-rsid="0037b4d3"/>
    </style:style>
    <style:style style:name="P25" style:family="paragraph" style:parent-style-name="Standard">
      <style:text-properties officeooo:rsid="003c66cf" officeooo:paragraph-rsid="003c66cf"/>
    </style:style>
    <style:style style:name="P26" style:family="paragraph" style:parent-style-name="Standard">
      <style:text-properties officeooo:rsid="0042c269" officeooo:paragraph-rsid="0042c269"/>
    </style:style>
    <style:style style:name="P27" style:family="paragraph" style:parent-style-name="Standard">
      <style:text-properties officeooo:rsid="00436678" officeooo:paragraph-rsid="00436678"/>
    </style:style>
    <style:style style:name="P28" style:family="paragraph" style:parent-style-name="Standard">
      <style:text-properties officeooo:rsid="00474146" officeooo:paragraph-rsid="00474146"/>
    </style:style>
    <style:style style:name="P29" style:family="paragraph" style:parent-style-name="Standard">
      <style:text-properties officeooo:rsid="004da861" officeooo:paragraph-rsid="004da861"/>
    </style:style>
    <style:style style:name="P30" style:family="paragraph" style:parent-style-name="Standard">
      <style:text-properties officeooo:rsid="0051fb98" officeooo:paragraph-rsid="0051fb98"/>
    </style:style>
    <style:style style:name="T1" style:family="text">
      <style:text-properties officeooo:rsid="0017edf4"/>
    </style:style>
    <style:style style:name="T2" style:family="text">
      <style:text-properties officeooo:rsid="001cfc98"/>
    </style:style>
    <style:style style:name="T3" style:family="text">
      <style:text-properties officeooo:rsid="001d2118"/>
    </style:style>
    <style:style style:name="T4" style:family="text">
      <style:text-properties officeooo:rsid="00205dc4"/>
    </style:style>
    <style:style style:name="T5" style:family="text">
      <style:text-properties officeooo:rsid="0024a6b5"/>
    </style:style>
    <style:style style:name="T6" style:family="text">
      <style:text-properties officeooo:rsid="0027ce6f"/>
    </style:style>
    <style:style style:name="T7" style:family="text">
      <style:text-properties officeooo:rsid="0029f271"/>
    </style:style>
    <style:style style:name="T8" style:family="text">
      <style:text-properties officeooo:rsid="003075ea"/>
    </style:style>
    <style:style style:name="T9" style:family="text">
      <style:text-properties officeooo:rsid="00326a33"/>
    </style:style>
    <style:style style:name="T10" style:family="text">
      <style:text-properties officeooo:rsid="00343af1"/>
    </style:style>
    <style:style style:name="T11" style:family="text">
      <style:text-properties officeooo:rsid="0037b698"/>
    </style:style>
    <style:style style:name="T12" style:family="text">
      <style:text-properties officeooo:rsid="003c54c2"/>
    </style:style>
    <style:style style:name="T13" style:family="text">
      <style:text-properties officeooo:rsid="003c66cf"/>
    </style:style>
    <style:style style:name="T14" style:family="text">
      <style:text-properties officeooo:rsid="0042c269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496cf3"/>
    </style:style>
    <style:style style:name="T17" style:family="text">
      <style:text-properties style:text-line-through-style="none" style:text-line-through-type="none" officeooo:rsid="0049a1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g Acessar a maquina <text:span text:style-name="T1">ubuntu</text:span></text:p>
      <text:p text:style-name="Standard">docker container run -it ubuntu</text:p>
      <text:p text:style-name="Standard"/>
      <text:p text:style-name="P1">Flag para sair</text:p>
      <text:p text:style-name="P1">exit</text:p>
      <text:p text:style-name="P1"/>
      <text:p text:style-name="P3">listar as imagens do docker que estão rodando</text:p>
      <text:p text:style-name="P3"><text:s/>docker container ls</text:p>
      <text:p text:style-name="P1"/>
      <text:p text:style-name="P2">Flag Acessar a maquina em segundo plano</text:p>
      <text:p text:style-name="P2">docker container run -d ubuntu</text:p>
      <text:p text:style-name="P2"/>
      <text:p text:style-name="P3">Flag criar container node</text:p>
      <text:p text:style-name="P2">docker container run -d node:18</text:p>
      <text:p text:style-name="P2"/>
      <text:p text:style-name="P3">Flag criar conteiner node e acessar a maquina</text:p>
      <text:p text:style-name="P3">docker container run -it node:18 /bin/bash</text:p>
      <text:p text:style-name="P3"/>
      <text:p text:style-name="P4">Flag para monitorar a imagem do docker. Caso queira um container especifico colocar o id na frente.</text:p>
      <text:p text:style-name="P4">docker container stats</text:p>
      <text:p text:style-name="P4"/>
      <text:p text:style-name="P6">Flag para acessar a maquina do container</text:p>
      <text:p text:style-name="P6">docker container attach “containerId”</text:p>
      <text:p text:style-name="P6"/>
      <text:p text:style-name="P6">Flag do container que está parado</text:p>
      <text:p text:style-name="P6">docker container ls -la</text:p>
      <text:p text:style-name="P6"/>
      <text:p text:style-name="P6">Flag para estartar, stop , restart , pause, <text:span text:style-name="T4">unpause</text:span> o container</text:p>
      <text:p text:style-name="P6"><text:s/>docker container start “containerId”</text:p>
      <text:p text:style-name="P7"><text:span text:style-name="T2"><text:s/></text:span><text:span text:style-name="T3">docker container stop “containerId”</text:span></text:p>
      <text:p text:style-name="P6"><text:s/>docker container restart “containerId”</text:p>
      <text:p text:style-name="P6"><text:s/>docker container pause “containerId”</text:p>
      <text:p text:style-name="P5"><text:span text:style-name="T3"><text:s/>docker container </text:span><text:span text:style-name="T4">unpause</text:span><text:span text:style-name="T3"> “containerId”</text:span></text:p>
      <text:p text:style-name="P5"/>
      <text:p text:style-name="P8">Flag para remover o container</text:p>
      <text:p text:style-name="P8">docker container rm <text:span text:style-name="T3">“containerId”</text:span></text:p>
      <text:p text:style-name="P8"/>
      <text:p text:style-name="P9">Flag para ver o status do container</text:p>
      <text:p text:style-name="P10"><text:span text:style-name="T5">docker container </text:span><text:span text:style-name="T6">top</text:span><text:span text:style-name="T5"> </text:span><text:span text:style-name="T3">“containerId”</text:span></text:p>
      <text:p text:style-name="P10"/>
      <text:p text:style-name="P13"><text:span text:style-name="T7">Flag </text:span><text:span text:style-name="T8">criar</text:span><text:span text:style-name="T7"> imagens</text:span></text:p>
      <text:p text:style-name="P14">docker <text:s/>build <text:s/>-t <text:s/>“application_name” <text:s/>.</text:p>
      <text:p text:style-name="P12"><text:s/></text:p>
      <text:p text:style-name="P23">Executar imagem com um container</text:p>
      <text:p text:style-name="P23">docker run -d -p 3000:3000 --name container-api fiap-app:1.0</text:p>
      <text:p text:style-name="P23"/>
      <text:p text:style-name="P11">Flag list imagens</text:p>
      <text:p text:style-name="P11">docker image ls</text:p>
      <text:p text:style-name="P11"/>
      <text:p text:style-name="P11"><text:soft-page-break/></text:p>
      <text:p text:style-name="P11"/>
      <text:p text:style-name="P11"/>
      <text:p text:style-name="P11">---- <text:span text:style-name="T9">REDES ----</text:span></text:p>
      <text:p text:style-name="P11"/>
      <text:p text:style-name="P15">Listar as redes</text:p>
      <text:p text:style-name="P11">docker network ls</text:p>
      <text:p text:style-name="P11"/>
      <text:p text:style-name="P15">Inspecionar uma determinada rede</text:p>
      <text:p text:style-name="P11">docker network inspect “<text:span text:style-name="T10">NETWORK ID”</text:span></text:p>
      <text:p text:style-name="P11"/>
      <text:p text:style-name="P15">Criar uma rede</text:p>
      <text:p text:style-name="P15">docker network create --driver bridge fiap</text:p>
      <text:p text:style-name="P15"/>
      <text:p text:style-name="P15">Conectar rede criada ao container</text:p>
      <text:p text:style-name="P15">docker network connect fiap “idContainer”</text:p>
      <text:p text:style-name="P15"/>
      <text:p text:style-name="P15"/>
      <text:p text:style-name="P16">---- VOLUMES</text:p>
      <text:p text:style-name="P18"/>
      <text:p text:style-name="P20">criando volumes</text:p>
      <text:p text:style-name="P20">docker volume create disco-fiap</text:p>
      <text:p text:style-name="P20"/>
      <text:p text:style-name="P20">deletando volumes</text:p>
      <text:p text:style-name="P20">docker volume rm disco-fiap</text:p>
      <text:p text:style-name="P20"/>
      <text:p text:style-name="P20">inspecionando volumes</text:p>
      <text:p text:style-name="P20">docker volume inspect disco-fiap</text:p>
      <text:p text:style-name="P20"/>
      <text:p text:style-name="P21">deletando volumes <text:span text:style-name="T13">que não estão sendo usados</text:span></text:p>
      <text:p text:style-name="P22"><text:span text:style-name="T12">docker volume </text:span><text:span text:style-name="T13">prune</text:span></text:p>
      <text:p text:style-name="P21"/>
      <text:p text:style-name="P16">docker run -it --mount type=bind,src=/mnt/disco-fiap,dst=/mnt/disco-fiap “id da imagem” /bin/bash</text:p>
      <text:p text:style-name="P16"/>
      <text:p text:style-name="P19">criando volumes com permissões exemplo RO<text:tab/></text:p>
      <text:p text:style-name="P17">docker run -it --mount type=bind,src=/mnt/disco-fiap,dst=/mnt/disco-fiap,<text:span text:style-name="T11">ro</text:span>“id da imagem” /bin/bash</text:p>
      <text:p text:style-name="P11"/>
      <text:p text:style-name="P11">---- <text:span text:style-name="T13">LOGS</text:span></text:p>
      <text:p text:style-name="P25">docker container logs “idContainer”</text:p>
      <text:p text:style-name="P25"/>
      <text:p text:style-name="P25"/>
      <text:p text:style-name="P25">– <text:span text:style-name="T14">BOAS PRÁTICAS</text:span></text:p>
      <text:p text:style-name="P25"/>
      <text:p text:style-name="P26">Buscar imagens no dockerhub com selos de imagem oficiais. </text:p>
      <text:p text:style-name="P26">Buscar imagens pequenas na opção tag</text:p>
      <text:p text:style-name="P26">ex: FROM node:18-slim</text:p>
      <text:p text:style-name="P25"/>
      <text:p text:style-name="P25"/>
      <text:p text:style-name="P25"/>
      <text:p text:style-name="P27"><text:soft-page-break/>UTILIZAR VARIAVEIS E ARGUMENTOS</text:p>
      <text:p text:style-name="P27"><text:s/></text:p>
      <text:p text:style-name="P27"><text:s/>ARG NODE_ENV_ARG</text:p>
      <text:p text:style-name="P27"/>
      <text:p text:style-name="P27"><text:s/>ENV NODE_ENV= $NODE_ENV_ARG</text:p>
      <text:p text:style-name="P25"/>
      <text:p text:style-name="P28">docker build -t<text:span text:style-name="T15"> node-app:arg –build-arg NODE_ENV_ARG=production </text:span><text:span text:style-name="T16">.</text:span></text:p>
      <text:p text:style-name="P28"><text:span text:style-name="T16"/></text:p>
      <text:p text:style-name="P28"><text:span text:style-name="T16"/></text:p>
      <text:p text:style-name="P28"><text:span text:style-name="T16">– </text:span><text:span text:style-name="T17">SEGURANÇA DOS CONTAINERS</text:span></text:p>
      <text:p text:style-name="P28"><text:span text:style-name="T17"/></text:p>
      <text:p text:style-name="P28"><text:span text:style-name="T17">- FERRAMENTA TRIVY</text:span></text:p>
      <text:p text:style-name="P28"><text:span text:style-name="T16"/></text:p>
      <text:p text:style-name="P29"><text:span text:style-name="T16">T</text:span><text:span text:style-name="T15">ERMINAL</text:span></text:p>
      <text:p text:style-name="P29"><text:span text:style-name="T15"/></text:p>
      <text:p text:style-name="P29"><text:span text:style-name="T15">- <text:s text:c="2"/>export DOCKER_CONTENT_TRUST=1</text:span></text:p>
      <text:p text:style-name="P29"><text:span text:style-name="T15">- <text:s text:c="2"/>docker pull node:18</text:span></text:p>
      <text:p text:style-name="P29"><text:span text:style-name="T15"/></text:p>
      <text:p text:style-name="P30"><text:span text:style-name="T15">sempre rodar sem cache para puxar a ultima versão</text:span></text:p>
      <text:p text:style-name="P30"><text:span text:style-name="T15"/></text:p>
      <text:p text:style-name="P29"><text:span text:style-name="T15"/></text:p>
      <text:p text:style-name="P29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2T11:53:02.816850152</meta:creation-date>
    <dc:date>2025-04-09T11:56:40.415028192</dc:date>
    <meta:editing-duration>PT7H28M5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338" meta:character-count="2347" meta:non-whitespace-character-count="2062"/>
  </office:meta>
</office:document-meta>
</file>